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list-style-name="L1">
      <style:paragraph-properties fo:padding="0.049cm" fo:border="0.06pt solid #d9d9e3"/>
    </style:style>
    <style:style style:name="P3" style:family="paragraph" style:parent-style-name="Text_20_body" style:list-style-name="L2">
      <style:paragraph-properties fo:padding="0.049cm" fo:border="0.06pt solid #d9d9e3"/>
    </style:style>
    <style:style style:name="P4" style:family="paragraph" style:parent-style-name="Text_20_body" style:list-style-name="L3">
      <style:paragraph-properties fo:padding="0.049cm" fo:border="0.06pt solid #d9d9e3"/>
    </style:style>
    <style:style style:name="P5" style:family="paragraph" style:parent-style-name="Text_20_body" style:list-style-name="L1">
      <style:paragraph-properties fo:margin-top="0cm" fo:margin-bottom="0cm" loext:contextual-spacing="false" fo:padding="0.049cm" fo:border="0.06pt solid #d9d9e3"/>
    </style:style>
    <style:style style:name="P6" style:family="paragraph" style:parent-style-name="Text_20_body" style:list-style-name="L2">
      <style:paragraph-properties fo:margin-top="0cm" fo:margin-bottom="0cm" loext:contextual-spacing="false" fo:padding="0.049cm" fo:border="0.06pt solid #d9d9e3"/>
    </style:style>
    <style:style style:name="P7" style:family="paragraph" style:parent-style-name="Text_20_body" style:list-style-name="L3">
      <style:paragraph-properties fo:margin-top="0cm" fo:margin-bottom="0cm" loext:contextual-spacing="false" fo:padding="0.049cm" fo:border="0.06pt solid #d9d9e3"/>
    </style:style>
    <style:style style:name="T1" style:family="text">
      <style:text-properties loext:padding="0.049cm" loext:border="0.06pt solid #d9d9e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Baking bread is a wonderful and rewarding process that involves a few key steps. Here's a basic guide to get you started on making homemade bread:</text:p>
      <text:p text:style-name="P1"><text:span text:style-name="Strong_20_Emphasis"><text:span text:style-name="T1">Ingredients:</text:span></text:span></text:p>
      <text:list xml:id="list1817729668" text:style-name="L1">
        <text:list-item>
          <text:p text:style-name="P5">500g all-purpose or bread flour</text:p>
        </text:list-item>
        <text:list-item>
          <text:p text:style-name="P5">10g salt</text:p>
        </text:list-item>
        <text:list-item>
          <text:p text:style-name="P5">7g active dry yeast or 20g fresh yeast</text:p>
        </text:list-item>
        <text:list-item>
          <text:p text:style-name="P5">300ml lukewarm water</text:p>
        </text:list-item>
        <text:list-item>
          <text:p text:style-name="P5">Optional: a teaspoon of sugar or honey (to feed the yeast)</text:p>
        </text:list-item>
        <text:list-item>
          <text:p text:style-name="P2">Optional: olive oil or butter for added flavor and moisture</text:p>
        </text:list-item>
      </text:list>
      <text:p text:style-name="P1"><text:span text:style-name="Strong_20_Emphasis"><text:span text:style-name="T1">Equipment:</text:span></text:span></text:p>
      <text:list xml:id="list2851101820" text:style-name="L2">
        <text:list-item>
          <text:p text:style-name="P6">Mixing bowl</text:p>
        </text:list-item>
        <text:list-item>
          <text:p text:style-name="P6">Measuring cups and spoons</text:p>
        </text:list-item>
        <text:list-item>
          <text:p text:style-name="P6">Wooden spoon or stand mixer with dough hook</text:p>
        </text:list-item>
        <text:list-item>
          <text:p text:style-name="P6">Clean kitchen towel or plastic wrap</text:p>
        </text:list-item>
        <text:list-item>
          <text:p text:style-name="P6">Baking pan or loaf tin</text:p>
        </text:list-item>
        <text:list-item>
          <text:p text:style-name="P3">Oven</text:p>
        </text:list-item>
      </text:list>
      <text:p text:style-name="P1"><text:span text:style-name="Strong_20_Emphasis"><text:span text:style-name="T1">Instructions:</text:span></text:span></text:p>
      <text:list xml:id="list3908557459" text:style-name="L3">
        <text:list-item>
          <text:p text:style-name="P4"><text:span text:style-name="Strong_20_Emphasis"><text:span text:style-name="T1">Activate the Yeast:</text:span></text:span></text:p>
          <text:list>
            <text:list-item>
              <text:p text:style-name="P7">If using active dry yeast, dissolve it in lukewarm water with a bit of sugar/honey. Let it sit for about 5-10 minutes until it becomes frothy.</text:p>
            </text:list-item>
            <text:list-item>
              <text:p text:style-name="P7">If using fresh yeast, simply crumble it into the flour.</text:p>
            </text:list-item>
          </text:list>
        </text:list-item>
        <text:list-item>
          <text:p text:style-name="P4"><text:span text:style-name="Strong_20_Emphasis"><text:span text:style-name="T1">Mixing:</text:span></text:span></text:p>
          <text:list>
            <text:list-item>
              <text:p text:style-name="P7">In a large mixing bowl, combine the flour and salt. Create a well in the center.</text:p>
            </text:list-item>
            <text:list-item>
              <text:p text:style-name="P7">Pour the activated yeast mixture (or fresh yeast) into the well. If desired, add a tablespoon of olive oil or softened butter for flavor and moisture.</text:p>
            </text:list-item>
          </text:list>
        </text:list-item>
        <text:list-item>
          <text:p text:style-name="P4"><text:span text:style-name="Strong_20_Emphasis"><text:span text:style-name="T1">Kneading:</text:span></text:span></text:p>
          <text:list>
            <text:list-item>
              <text:p text:style-name="P7">Mix everything together until a dough forms.</text:p>
            </text:list-item>
            <text:list-item>
              <text:p text:style-name="P7">Flour a clean surface and turn out the dough onto it.</text:p>
            </text:list-item>
            <text:list-item>
              <text:p text:style-name="P7">Knead the dough by pushing it away with the heel of your hand, then folding it back over itself. Repeat this motion for about 10-15 minutes until the dough is smooth and elastic.</text:p>
            </text:list-item>
          </text:list>
        </text:list-item>
        <text:list-item>
          <text:p text:style-name="P4"><text:span text:style-name="Strong_20_Emphasis"><text:span text:style-name="T1">First Rise:</text:span></text:span></text:p>
          <text:list>
            <text:list-item>
              <text:p text:style-name="P7">Form the dough into a ball and place it in a lightly oiled bowl.</text:p>
            </text:list-item>
            <text:list-item>
              <text:p text:style-name="P7">Cover the bowl with a clean kitchen towel or plastic wrap.</text:p>
            </text:list-item>
            <text:list-item>
              <text:p text:style-name="P7">Allow the dough to rise in a warm, draft-free place for about 1-2 hours, or until it has doubled in size.</text:p>
            </text:list-item>
          </text:list>
        </text:list-item>
        <text:list-item>
          <text:p text:style-name="P4"><text:soft-page-break/><text:span text:style-name="Strong_20_Emphasis"><text:span text:style-name="T1">Shaping:</text:span></text:span></text:p>
          <text:list>
            <text:list-item>
              <text:p text:style-name="P7">Gently punch down the risen dough to release any air bubbles.</text:p>
            </text:list-item>
            <text:list-item>
              <text:p text:style-name="P7">Turn it out onto a floured surface and shape it into a loaf by folding the sides in and rolling it up tightly.</text:p>
            </text:list-item>
            <text:list-item>
              <text:p text:style-name="P7">Place the shaped dough into a greased and floured baking pan or loaf tin.</text:p>
            </text:list-item>
          </text:list>
        </text:list-item>
        <text:list-item>
          <text:p text:style-name="P4"><text:span text:style-name="Strong_20_Emphasis"><text:span text:style-name="T1">Second Rise:</text:span></text:span></text:p>
          <text:list>
            <text:list-item>
              <text:p text:style-name="P7">Cover the pan with the kitchen towel or plastic wrap again.</text:p>
            </text:list-item>
            <text:list-item>
              <text:p text:style-name="P7">Let the dough rise for another 30 minutes to 1 hour.</text:p>
            </text:list-item>
          </text:list>
        </text:list-item>
        <text:list-item>
          <text:p text:style-name="P4"><text:span text:style-name="Strong_20_Emphasis"><text:span text:style-name="T1">Preheat the Oven:</text:span></text:span></text:p>
          <text:list>
            <text:list-item>
              <text:p text:style-name="P7">Preheat your oven to around 375°F (190°C).</text:p>
            </text:list-item>
          </text:list>
        </text:list-item>
        <text:list-item>
          <text:p text:style-name="P4"><text:span text:style-name="Strong_20_Emphasis"><text:span text:style-name="T1">Baking:</text:span></text:span></text:p>
          <text:list>
            <text:list-item>
              <text:p text:style-name="P7">Optional: Slash the top of the bread with a sharp knife or razor blade to allow for controlled expansion while baking.</text:p>
            </text:list-item>
            <text:list-item>
              <text:p text:style-name="P7">Place the pan in the preheated oven and bake for about 25-35 minutes, or until the bread is golden brown and sounds hollow when tapped on the bottom.</text:p>
            </text:list-item>
          </text:list>
        </text:list-item>
        <text:list-item>
          <text:p text:style-name="P4"><text:span text:style-name="Strong_20_Emphasis"><text:span text:style-name="T1">Cooling:</text:span></text:span></text:p>
          <text:list>
            <text:list-item>
              <text:p text:style-name="P7">Once baked, remove the bread from the oven and let it cool in the pan for a few minutes.</text:p>
            </text:list-item>
            <text:list-item>
              <text:p text:style-name="P4">Then transfer the bread to a wire rack to cool completely before slicing.</text:p>
            </text:list-item>
          </text:list>
        </text:list-item>
      </text:list>
      <text:p text:style-name="P1">Remember that baking times and temperatures can vary, so keep an eye on the bread as it bakes. Experimenting and adjusting based on your specific oven and preferences is part of the fun of baking brea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5T20:30:36.764825542</meta:creation-date>
    <dc:date>2023-08-25T20:30:56.546466335</dc:date>
    <meta:editing-duration>PT25S</meta:editing-duration>
    <meta:editing-cycles>1</meta:editing-cycles>
    <meta:document-statistic meta:table-count="0" meta:image-count="0" meta:object-count="0" meta:page-count="2" meta:paragraph-count="46" meta:word-count="519" meta:character-count="2640" meta:non-whitespace-character-count="2207"/>
    <meta:generator>LibreOffice/6.4.7.2$Linux_X86_64 LibreOffice_project/40$Build-2</meta:generator>
  </office:meta>
</office:document-meta>
</file>